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 Medium" svg:font-family="'Quicksand Medium'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206.8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fo:padding="0.99p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padding="0.99pt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padding="0.99pt"/>
      <style:paragraph-properties fo:text-align="end" fo:margin-left="0pt"/>
    </style:style>
    <style:style style:name="ce3" style:family="table-cell" style:parent-style-name="Default">
      <style:table-cell-properties fo:wrap-option="wrap" fo:padding="0.99pt"/>
    </style:style>
    <style:style style:name="ce2" style:family="table-cell" style:parent-style-name="Default">
      <style:table-cell-properties style:text-align-source="fix" style:repeat-content="false" fo:wrap-option="wrap" fo:padding="0.99pt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04">
      <style:table-cell-properties style:text-align-source="value-type" style:repeat-content="false" fo:wrap-option="wrap" fo:padding="0.99pt"/>
      <style:paragraph-properties fo:margin-left="0pt"/>
      <style:text-properties fo:font-weight="normal" style:font-weight-asian="normal" style:font-weight-complex="normal"/>
    </style:style>
    <style:style style:name="ce5" style:family="table-cell" style:parent-style-name="Default" style:data-style-name="N104">
      <style:table-cell-properties fo:wrap-option="wrap" fo:padding="0.99pt"/>
    </style:style>
    <style:style style:name="ce7" style:family="table-cell" style:parent-style-name="Default">
      <style:table-cell-properties fo:wrap-option="wrap" fo:padding="2.01pt"/>
    </style:style>
    <style:style style:name="ce8" style:family="table-cell" style:parent-style-name="Default" style:data-style-name="N104">
      <style:table-cell-properties fo:wrap-option="wrap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Proto_Nano_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Ref. Des.</text:p>
          </table:table-cell>
          <table:table-cell table:style-name="ce1" office:value-type="string" calcext:value-type="string">
            <text:p>Val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/Pkg.</text:p>
          </table:table-cell>
          <table:table-cell table:style-name="ce1" office:value-type="string" calcext:value-type="string">
            <text:p>Pkg. Sz.</text:p>
          </table:table-cell>
          <table:table-cell table:style-name="ce1" office:value-type="string" calcext:value-type="string">
            <text:p>Price</text:p>
          </table:table-cell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PCB</text:p>
          </table:table-cell>
          <table:table-cell table:style-name="ce4" office:value-type="currency" office:currency="USD" office:value="5" calcext:value-type="currency">
            <text:p>$5.0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([.E2]/[.F2])*[.A2]" office:value-type="currency" office:currency="USD" office:value="1.66666666666667" calcext:value-type="currency">
            <text:p>$1.67</text:p>
          </table:table-cell>
          <table:table-cell table:number-columns-repeated="1017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C4 C5 C7 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 1uF ceramic capacitor &gt;5V</text:p>
          </table:table-cell>
          <table:table-cell table:style-name="ce5" office:value-type="currency" office:currency="USD" office:value="1.97" calcext:value-type="currency">
            <text:p>$1.97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([.E3]/[.F3])*[.A3]" office:value-type="currency" office:currency="USD" office:value="0.0591" calcext:value-type="currency">
            <text:p>$0.06</text:p>
          </table:table-cell>
          <table:table-cell table:number-columns-repeated="1017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C1 C10 C2 C3 C6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 100nF ceramic capacitor &gt;5V</text:p>
          </table:table-cell>
          <table:table-cell table:style-name="ce5" office:value-type="currency" office:currency="USD" office:value="1.95" calcext:value-type="currency">
            <text:p>$1.95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([.E4]/[.F4])*[.A4]" office:value-type="currency" office:currency="USD" office:value="0.0975" calcext:value-type="currency">
            <text:p>$0.10</text:p>
          </table:table-cell>
          <table:table-cell table:number-columns-repeated="1017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C8 C9 </text:p>
          </table:table-cell>
          <table:table-cell office:value-type="string" calcext:value-type="string">
            <text:p>4.7uF/T</text:p>
          </table:table-cell>
          <table:table-cell office:value-type="string" calcext:value-type="string">
            <text:p>1206 4.7uF tantalum capacitor &gt;5V</text:p>
          </table:table-cell>
          <table:table-cell table:style-name="ce5" office:value-type="currency" office:currency="USD" office:value="2.78" calcext:value-type="currency">
            <text:p>$2.78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([.E5]/[.F5])*[.A5]" office:value-type="currency" office:currency="USD" office:value="0.0556" calcext:value-type="currency">
            <text:p>$0.06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1N5817 diode in SOD-123 package</text:p>
          </table:table-cell>
          <table:table-cell table:style-name="ce5" office:value-type="currency" office:currency="USD" office:value="1.06" calcext:value-type="currency">
            <text:p>$1.06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([.E6]/[.F6])*[.A6]" office:value-type="currency" office:currency="USD" office:value="0.0106" calcext:value-type="currency">
            <text:p>$0.01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2 D3 D4 D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0603 Red LED</text:p>
          </table:table-cell>
          <table:table-cell table:style-name="ce5" office:value-type="currency" office:currency="USD" office:value="0.49" calcext:value-type="currency">
            <text:p>$0.49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([.E7]/[.F7])*[.A7]" office:value-type="currency" office:currency="USD" office:value="0.0049" calcext:value-type="currency">
            <text:p>$0.00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1 </text:p>
          </table:table-cell>
          <table:table-cell office:value-type="string" calcext:value-type="string">
            <text:p>MF-MSMF050-2 500mA</text:p>
          </table:table-cell>
          <table:table-cell office:value-type="string" calcext:value-type="string">
            <text:p>MF-MSMF050-2 500mA resettable polyfuse in 1812 package</text:p>
          </table:table-cell>
          <table:table-cell table:style-name="ce5" office:value-type="currency" office:currency="USD" office:value="1.2" calcext:value-type="currency">
            <text:p>$1.20</text:p>
          </table:table-cell>
          <table:table-cell table:style-name="ce6" office:value-type="float" office:value="20" calcext:value-type="float">
            <text:p>20</text:p>
          </table:table-cell>
          <table:table-cell table:style-name="ce8" table:formula="of:=([.E8]/[.F8])*[.A8]" office:value-type="currency" office:currency="USD" office:value="0.06" calcext:value-type="currency">
            <text:p>$0.06</text:p>
          </table:table-cell>
          <table:table-cell table:number-columns-repeated="1017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J1 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olex 105017-0001 micro USB connector</text:p>
          </table:table-cell>
          <table:table-cell table:style-name="ce5" office:value-type="currency" office:currency="USD" office:value="7.63" calcext:value-type="currency">
            <text:p>$7.63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[.E9]/[.F9])*[.A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J2 </text:p>
          </table:table-cell>
          <table:table-cell office:value-type="string" calcext:value-type="string">
            <text:p>ICSP header</text:p>
          </table:table-cell>
          <table:table-cell office:value-type="string" calcext:value-type="string">
            <text:p>2x3 0.1” male pin header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([.E10]/[.F10])*[.A1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R1 R2 R3 R4 R5 R6 R7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 1K resistor</text:p>
          </table:table-cell>
          <table:table-cell table:style-name="ce5" office:value-type="currency" office:currency="USD" office:value="0.88" calcext:value-type="currency">
            <text:p>$0.88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([.E11]/[.F11])*[.A11]" office:value-type="currency" office:currency="USD" office:value="0.0616" calcext:value-type="currency">
            <text:p>$0.06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W1 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3.6x6 SMD rectangular microswitch</text:p>
          </table:table-cell>
          <table:table-cell table:style-name="ce5" office:value-type="currency" office:currency="USD" office:value="0.8" calcext:value-type="currency">
            <text:p>$0.80</text:p>
          </table:table-cell>
          <table:table-cell table:style-name="ce6" office:value-type="float" office:value="50" calcext:value-type="float">
            <text:p>50</text:p>
          </table:table-cell>
          <table:table-cell table:style-name="ce8" table:formula="of:=([.E12]/[.F12])*[.A12]" office:value-type="currency" office:currency="USD" office:value="0.016" calcext:value-type="currency">
            <text:p>$0.02</text:p>
          </table:table-cell>
          <table:table-cell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U1 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Texas Instruments LM1117 5V in SOT-223 package</text:p>
          </table:table-cell>
          <table:table-cell table:style-name="ce5" office:value-type="currency" office:currency="USD" office:value="2.3" calcext:value-type="currency">
            <text:p>$2.30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([.E13]/[.F13])*[.A13]" office:value-type="currency" office:currency="USD" office:value="0.023" calcext:value-type="currency">
            <text:p>$0.02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CH340G in SOP-16 package (pitch 1.27mm)</text:p>
          </table:table-cell>
          <table:table-cell table:style-name="ce5" office:value-type="currency" office:currency="USD" office:value="1.88" calcext:value-type="currency">
            <text:p>$1.88</text:p>
          </table:table-cell>
          <table:table-cell table:style-name="ce6" office:value-type="float" office:value="5" calcext:value-type="float">
            <text:p>5</text:p>
          </table:table-cell>
          <table:table-cell table:style-name="ce8" table:formula="of:=([.E14]/[.F14])*[.A14]" office:value-type="currency" office:currency="USD" office:value="0.376" calcext:value-type="currency">
            <text:p>$0.38</text:p>
          </table:table-cell>
          <table:table-cell table:number-columns-repeated="1017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U3 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ATMega 328P-AU in TQFP-32 package</text:p>
          </table:table-cell>
          <table:table-cell table:style-name="ce5" office:value-type="currency" office:currency="USD" office:value="14.1" calcext:value-type="currency">
            <text:p>$14.10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[.E15]/[.F15])*[.A15]" office:value-type="currency" office:currency="USD" office:value="1.41" calcext:value-type="currency">
            <text:p>$1.41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XA1 </text:p>
          </table:table-cell>
          <table:table-cell office:value-type="string" calcext:value-type="string">
            <text:p>Arduino Headers</text:p>
          </table:table-cell>
          <table:table-cell office:value-type="string" calcext:value-type="string">
            <text:p>1x16 0.1” male pin header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([.E16]/[.F16])*[.A1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Y1 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3.2x1.3 12MHz ceramic resonator</text:p>
          </table:table-cell>
          <table:table-cell table:style-name="ce5" office:value-type="currency" office:currency="USD" office:value="1.75" calcext:value-type="currency">
            <text:p>$1.75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[.E17]/[.F17])*[.A17]" office:value-type="currency" office:currency="USD" office:value="0.175" calcext:value-type="currency">
            <text:p>$0.18</text:p>
          </table:table-cell>
          <table:table-cell table:number-columns-repeated="10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Y2 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3.2x1.3 16MHz ceramic resonator</text:p>
          </table:table-cell>
          <table:table-cell table:style-name="ce5" office:value-type="currency" office:currency="USD" office:value="2.88" calcext:value-type="currency">
            <text:p>$2.88</text:p>
          </table:table-cell>
          <table:table-cell table:style-name="ce6" office:value-type="float" office:value="20" calcext:value-type="float">
            <text:p>20</text:p>
          </table:table-cell>
          <table:table-cell table:style-name="ce8" table:formula="of:=([.E18]/[.F18])*[.A18]" office:value-type="currency" office:currency="USD" office:value="0.144" calcext:value-type="currency">
            <text:p>$0.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7" office:value-type="string" calcext:value-type="string">
            <text:p>Grand Total:</text:p>
          </table:table-cell>
          <table:table-cell table:style-name="ce8" table:formula="of:=SUM([.G2:.G18])" office:value-type="currency" office:currency="USD" office:value="4.15996666666667" calcext:value-type="currency">
            <text:p>$4.16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icksand Medium" svg:font-family="'Quicksand Medium'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2" number:min-integer-digits="1" number:decimal-replacement="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2" number:min-integer-digits="1" number:decimal-replacement="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57.6pt" fo:margin-bottom="57.6pt" fo:margin-left="57.6pt" fo:margin-right="57.6pt" style:shadow="none" style:table-centering="horizontal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style:font-name="Quicksand Medium" fo:font-size="22pt" fo:font-weight="normal"/>
    </style:style>
    <style:style style:name="M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Proto Nano - Bill of Materials</text:span></text:p>
      </style:header>
      <style:header-left style:display="false"/>
      <style:footer>
        <style:region-right>
          <text:p><text:span text:style-name="MT2">Page </text:span><text:span text:style-name="MT2"><text:page-number>1</text:page-number></text:span><text:span text:style-name="MT2">/</text:span><text:span text:style-name="MT2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01:52:30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02:39:33.446000000</dc:date>
    <meta:editing-duration>PT4H14M30S</meta:editing-duration>
    <meta:editing-cycles>18</meta:editing-cycles>
    <meta:generator>LibreOffice/6.0.3.2$Windows_X86_64 LibreOffice_project/8f48d515416608e3a835360314dac7e47fd0b821</meta:generator>
    <meta:document-statistic meta:table-count="1" meta:cell-count="127" meta:object-count="0"/>
  </office:meta>
</office:document-meta>
</file>